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georgia" svg:font-family="georgia"/>
    <style:font-face style:name="Apple Casual" svg:font-family="'Apple Casua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pple Casual" fo:font-size="12pt" fo:font-style="normal" style:font-size-asian="12pt" style:font-style-asian="normal" style:font-size-complex="12pt" style:font-style-complex="normal"/>
    </style:style>
    <style:style style:name="P2" style:family="paragraph" style:parent-style-name="Standard">
      <style:text-properties fo:font-variant="normal" fo:text-transform="none" fo:color="#000000" style:font-name="Apple Casual" fo:font-size="12pt" fo:letter-spacing="normal" fo:font-style="normal" fo:font-weight="bold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font-variant="normal" fo:text-transform="none" fo:color="#000000" style:font-name="Apple Casual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variant="normal" fo:text-transform="none" fo:color="#000000" style:font-name="Apple Casual" fo:font-size="10.3000001907349pt" fo:letter-spacing="normal" fo:font-style="italic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variant="normal" fo:text-transform="none" fo:color="#000000" style:font-name="georgia" fo:font-size="10.3000001907349pt" fo:letter-spacing="normal" fo:font-style="italic" fo:font-weight="normal" style:font-weight-asian="normal" style:font-weight-complex="normal"/>
    </style:style>
    <style:style style:name="P6" style:family="paragraph" style:parent-style-name="Standard">
      <style:text-properties style:font-name="Apple Casual" fo:font-size="12pt" fo:font-style="normal" style:font-size-asian="12pt" style:font-style-asian="normal" style:font-size-complex="12pt" style:font-style-complex="normal"/>
    </style:style>
    <style:style style:name="P7" style:family="paragraph" style:parent-style-name="Standard">
      <style:text-properties style:font-name="georgia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variant="normal" fo:text-transform="none" fo:color="#000000" fo:letter-spacing="normal" fo:font-weight="normal" style:font-weight-asian="normal" style:font-weight-complex="normal"/>
    </style:style>
    <style:style style:name="T2" style:family="text">
      <style:text-properties fo:font-variant="normal" fo:text-transform="none" fo:color="#000000" style:font-name="Apple Casual" fo:letter-spacing="normal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rope<text:tab/><text:tab/><text:tab/></text:p>
      <text:p text:style-name="P1">1. hurdle<text:tab/></text:p>
      <text:p text:style-name="P1">1. shark<text:tab/><text:tab/></text:p>
      <text:p text:style-name="P1">1. broomstick</text:p>
      <text:p text:style-name="P1"/>
      <text:p text:style-name="P1">2. shotgun<text:tab/><text:tab/></text:p>
      <text:p text:style-name="P1">2. forced</text:p>
      <text:p text:style-name="P1">2. military</text:p>
      <text:p text:style-name="P1">2. mass</text:p>
      <text:p text:style-name="P2"/>
      <text:p text:style-name="P1">Let us talk of nothing henceforth but equality</text:p>
      <text:p text:style-name="P1">your poverty is my pride<text:tab/></text:p>
      <text:p text:style-name="P3">my Soul is of equal Importance with the Soul of a Princess</text:p>
      <text:p text:style-name="P7"><text:span text:style-name="T2">before I knew what the Matter was, it look’d like Love</text:span><text:span text:style-name="T1"> <text:s/></text:span></text:p>
      <text:p text:style-name="P3"/>
      <text:p text:style-name="P1">Reader, I married him<text:tab/><text:tab/></text:p>
      <text:p text:style-name="P1">conventionality is not morality<text:tab/></text:p>
      <text:p text:style-name="P1">I scorn your idea of love<text:tab/><text:tab/><text:tab/><text:tab/></text:p>
      <text:p text:style-name="P1">I am no bird</text:p>
      <text:p text:style-name="P4"/>
      <text:p text:style-name="P5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georgia" svg:font-family="georgia"/>
    <style:font-face style:name="Apple Casual" svg:font-family="'Apple Casua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3T21:03:55</meta:creation-date>
    <dc:date>2011-10-26T23:10:55</dc:date>
    <meta:editing-duration>PT16H33M10S</meta:editing-duration>
    <meta:editing-cycles>2</meta:editing-cycles>
    <meta:generator>LibreOffice/3.3$Unix LibreOffice_project/330m19$Build-301</meta:generator>
    <meta:document-statistic meta:table-count="0" meta:image-count="0" meta:object-count="0" meta:page-count="1" meta:paragraph-count="16" meta:word-count="70" meta:character-count="363"/>
  </office:meta>
</office:document-meta>
</file>